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924cm" svg:height="20.32cm" svg:x="0.508cm" svg:y="0.60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6.924cm" svg:height="20.32cm" svg:x="0.508cm" svg:y="0.50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26.416cm" svg:height="18.796cm" svg:x="1.016cm" svg:y="1.01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26.924cm" svg:height="19.812cm" svg:x="0.508cm" svg:y="0.50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2:38:22.544852203</meta:creation-date>
    <dc:date>2019-02-04T08:45:24.893835704</dc:date>
    <meta:editing-duration>PT19H6M56S</meta:editing-duration>
    <meta:editing-cycles>7</meta:editing-cycles>
    <meta:generator>LibreOffice/5.1.6.2$Linux_X86_64 LibreOffice_project/10m0$Build-2</meta:generator>
    <meta:document-statistic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17cm" svg:height="18.797cm" xlink:href="." xlink:type="simple" chart:class="chart:bar" chart:style-name="ch1">
        <chart:title svg:x="10.651cm" svg:y="0.511cm" chart:style-name="ch2">
          <text:p>Parker Piano Experiment</text:p>
        </chart:title>
        <chart:legend chart:legend-position="end" svg:x="24.154cm" svg:y="8.85cm" style:legend-expansion="high" chart:style-name="ch3"/>
        <chart:plot-area chart:style-name="ch4" chart:data-source-has-labels="both" svg:x="0.528cm" svg:y="1.665cm" svg:width="23.098cm" svg:height="16.757cm">
          <chartooo:coordinate-region svg:x="1.255cm" svg:y="1.865cm" svg:width="22.371cm" svg:height="15.91cm"/>
          <chart:axis chart:dimension="x" chart:name="primary-x" chart:style-name="ch5" chartooo:axis-type="auto">
            <chartooo:date-scale/>
            <chart:categories table:cell-range-address="local-table.$A$2:.$A$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2" chart:label-cell-address="local-table.$B$1" chart:class="chart:bar">
            <chart:data-point chart:repeated="21"/>
          </chart:series>
          <chart:series chart:style-name="ch9" chart:values-cell-range-address="local-table.$C$2:.$C$22" chart:label-cell-address="local-table.$C$1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brain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im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925cm" svg:height="19.813cm" xlink:href="." xlink:type="simple" chart:class="chart:bar" chart:style-name="ch1">
        <chart:title svg:x="11.077cm" svg:y="0.532cm" chart:style-name="ch2">
          <text:p>Pete Music Experiment</text:p>
        </chart:title>
        <chart:legend chart:legend-position="end" svg:x="24.768cm" svg:y="9.358cm" style:legend-expansion="high" chart:style-name="ch3"/>
        <chart:plot-area chart:style-name="ch4" chart:data-source-has-labels="both" svg:x="1.549cm" svg:y="1.707cm" svg:width="22.681cm" svg:height="17.71cm">
          <chartooo:coordinate-region svg:x="2.276cm" svg:y="1.907cm" svg:width="21.954cm" svg:height="16.863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>
            <chart:title svg:x="0.451cm" svg:y="10.963cm" chart:style-name="ch7">
              <text:p>Time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series chart:style-name="ch10" chart:values-cell-range-address="local-table.$C$2:.$C$9" chart:label-cell-address="local-table.$C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brain</text:p>
              </table:table-cell>
              <table:table-cell office:value-type="string">
                <text:p>rightbrain</text:p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25cm" svg:height="20.321cm" xlink:href="." xlink:type="simple" chart:class="chart:bar" chart:style-name="ch1">
        <chart:title svg:x="11.275cm" svg:y="0.542cm" chart:style-name="ch2">
          <text:p>Van Math Experiment</text:p>
        </chart:title>
        <chart:legend chart:legend-position="end" svg:x="24.768cm" svg:y="9.612cm" style:legend-expansion="high" chart:style-name="ch3"/>
        <chart:plot-area chart:style-name="ch4" chart:data-source-has-labels="both" svg:x="0.538cm" svg:y="1.727cm" svg:width="23.692cm" svg:height="18.188cm">
          <chartooo:coordinate-region svg:x="1.265cm" svg:y="1.927cm" svg:width="22.965cm" svg:height="17.341cm"/>
          <chart:axis chart:dimension="x" chart:name="primary-x" chart:style-name="ch5" chartooo:axis-type="auto">
            <chartooo:date-scale/>
            <chart:categories table:cell-range-address="local-table.$A$2:.$A$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2" chart:label-cell-address="local-table.$B$1" chart:class="chart:bar">
            <chart:data-point chart:repeated="21"/>
          </chart:series>
          <chart:series chart:style-name="ch9" chart:values-cell-range-address="local-table.$C$2:.$C$22" chart:label-cell-address="local-table.$C$1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brain</text:p>
              </table:table-cell>
              <table:table-cell office:value-type="string">
                <text:p>rightbrain</text:p>
              </table:table-cell>
            </table:table-row>
          </table:table-header-rows>
          <table:table-rows>
            <table:table-row>
              <table:table-cell office:value-type="string">
                <text:p>tim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25cm" svg:height="20.321cm" xlink:href="." xlink:type="simple" chart:class="chart:bar" chart:style-name="ch1">
        <chart:title svg:x="11.024cm" svg:y="0.542cm" chart:style-name="ch2">
          <text:p>Pete Circuit Experiment</text:p>
        </chart:title>
        <chart:legend chart:legend-position="end" svg:x="24.768cm" svg:y="9.612cm" style:legend-expansion="high" chart:style-name="ch3"/>
        <chart:plot-area chart:style-name="ch4" chart:data-source-has-labels="both" svg:x="0.538cm" svg:y="1.727cm" svg:width="23.692cm" svg:height="18.188cm">
          <chartooo:coordinate-region svg:x="1.265cm" svg:y="1.927cm" svg:width="22.965cm" svg:height="17.341cm"/>
          <chart:axis chart:dimension="x" chart:name="primary-x" chart:style-name="ch5" chartooo:axis-type="auto">
            <chartooo:date-scale/>
            <chart:categories table:cell-range-address="local-table.$A$2:.$A$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8" chart:label-cell-address="local-table.$B$1" chart:class="chart:bar">
            <chart:data-point chart:repeated="17"/>
          </chart:series>
          <chart:series chart:style-name="ch9" chart:values-cell-range-address="local-table.$C$2:.$C$18" chart:label-cell-address="local-table.$C$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brain</text:p>
              </table:table-cell>
              <table:table-cell office:value-type="string">
                <text:p>rightbrain</text:p>
              </table:table-cell>
            </table:table-row>
          </table:table-header-rows>
          <table:table-rows>
            <table:table-row>
              <table:table-cell office:value-type="string">
                <text:p>tim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